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1b36" officeooo:paragraph-rsid="00151b36"/>
    </style:style>
    <style:style style:name="P2" style:family="paragraph" style:parent-style-name="Text_20_body">
      <style:text-properties officeooo:rsid="00167c50" officeooo:paragraph-rsid="00190cef"/>
    </style:style>
    <style:style style:name="P3" style:family="paragraph" style:parent-style-name="Text_20_body">
      <style:text-properties officeooo:rsid="00190cef" officeooo:paragraph-rsid="00190cef"/>
    </style:style>
    <style:style style:name="P4" style:family="paragraph" style:parent-style-name="Text_20_body">
      <style:text-properties officeooo:rsid="001a5d9d" officeooo:paragraph-rsid="001a5d9d"/>
    </style:style>
    <style:style style:name="P5" style:family="paragraph" style:parent-style-name="Text_20_body">
      <style:text-properties officeooo:rsid="001e9cc9" officeooo:paragraph-rsid="001ffc7e"/>
    </style:style>
    <style:style style:name="P6" style:family="paragraph" style:parent-style-name="Text_20_body">
      <style:text-properties officeooo:rsid="001ffc7e" officeooo:paragraph-rsid="001ffc7e"/>
    </style:style>
    <style:style style:name="P7" style:family="paragraph" style:parent-style-name="Text_20_body">
      <style:paragraph-properties fo:break-before="page"/>
      <style:text-properties officeooo:rsid="00151b36" officeooo:paragraph-rsid="00151b36"/>
    </style:style>
    <style:style style:name="P8" style:family="paragraph" style:parent-style-name="Text_20_body">
      <style:paragraph-properties fo:break-before="page"/>
      <style:text-properties officeooo:rsid="001a5d9d" officeooo:paragraph-rsid="001a5d9d"/>
    </style:style>
    <style:style style:name="P9" style:family="paragraph" style:parent-style-name="Title">
      <style:text-properties officeooo:rsid="00151b36" officeooo:paragraph-rsid="00151b36"/>
    </style:style>
    <style:style style:name="P10" style:family="paragraph" style:parent-style-name="Heading_20_1">
      <style:text-properties officeooo:rsid="00151b36" officeooo:paragraph-rsid="00151b36"/>
    </style:style>
    <style:style style:name="P11" style:family="paragraph" style:parent-style-name="Heading_20_1">
      <style:text-properties officeooo:rsid="00167c50" officeooo:paragraph-rsid="00167c50"/>
    </style:style>
    <style:style style:name="P12" style:family="paragraph" style:parent-style-name="Heading_20_1">
      <style:text-properties officeooo:paragraph-rsid="001ffc7e"/>
    </style:style>
    <style:style style:name="T1" style:family="text">
      <style:text-properties officeooo:rsid="00190cef"/>
    </style:style>
    <style:style style:name="T2" style:family="text">
      <style:text-properties officeooo:rsid="001a5d9d"/>
    </style:style>
    <style:style style:name="T3" style:family="text">
      <style:text-properties officeooo:rsid="001ab87a"/>
    </style:style>
    <style:style style:name="T4" style:family="text">
      <style:text-properties officeooo:rsid="001e9cc9"/>
    </style:style>
    <style:style style:name="T5" style:family="text">
      <style:text-properties officeooo:rsid="001ffc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lving Software Problems Analysis and Design.</text:p>
      <text:p text:style-name="P1"/>
      <text:p text:style-name="P1"/>
      <text:h text:style-name="P10" text:outline-level="1">Introduction:</text:h>
      <text:p text:style-name="P1">When teaching software engineering, the single biggest obstacle for beginning students isn't the language being used, it's the difficulty in doing rigorous problem analysis and design when given a task. <text:s/>Often times students don't know where to start when given a problem to solve. <text:s/>This inevitably leads to frustration and a less enjoyable learning experience. <text:s/></text:p>
      <text:p text:style-name="P1">The purpose of this course is to teach students the proper ways on how to approach problem solving in both the exercise labs and in the workplace. <text:s/></text:p>
      <text:p text:style-name="P1"/>
      <text:p text:style-name="P7"/>
      <text:p text:style-name="P1"/>
      <text:h text:style-name="P11" text:outline-level="1">Part 1. <text:s/>Define the <text:span text:style-name="T4">problem</text:span>. </text:h>
      <text:p text:style-name="P2">While this sounds like a trivial or obvious step, <text:span text:style-name="T3">not</text:span> perform<text:span text:style-name="T3">ing</text:span> this <text:span text:style-name="T3">task</text:span> is often the cause of partial or complete <text:span text:style-name="T3">failure</text:span> of projects. <text:s text:c="2"/>It is crucial when tackling a problem that this step be done thoroughly and rigorously. <text:s/></text:p>
      <text:p text:style-name="P2">Write a simple and clear definition of the problem. <text:s/>Use simple and clear English (or whatever language <text:span text:style-name="T1">is being used</text:span>). <text:s/>Avoid using technical “buzzwords” and jargon that obscure what you're trying to say, rather than making it easy to understa<text:span text:style-name="T1">nd. <text:s/>Make sure that <text:s/>you're actually defining the problem you want to solve. </text:span></text:p>
      <text:p text:style-name="P3">Start with what you already know about the problem. Determine what you don't know about the problem and investigate to resolve any questions you may have about the task. </text:p>
      <text:p text:style-name="P3">Remember, at this point, you're not trying to solve anything, merely to understand what it is you're being asked to do. <text:span text:style-name="T4">This process defines “what” you are trying to do, not “how” you do it. </text:span><text:s/></text:p>
      <text:p text:style-name="P3">For example: <text:s/>If tasked to create an application that will provide analysis of baseball salaries for every major league team from the year's 2000 to 2010, <text:span text:style-name="T4">a sample solution might look like this:</text:span>. </text:p>
      <text:p text:style-name="P3">1. <text:s/>Determine <text:span text:style-name="T2">what sort of analysis is being asked for. <text:s/>Averages? <text:s/>Means? Medians? Other types of analysis? </text:span></text:p>
      <text:p text:style-name="P4">2. <text:s/>Where is the data coming from?</text:p>
      <text:p text:style-name="P4">3. <text:s/>What sort of user interface is needed? <text:s/>A simple text based one? <text:s/>A web interface?</text:p>
      <text:p text:style-name="P4">Once you understand this, then you might write a <text:span text:style-name="T4">high level</text:span> problem definition as follows: </text:p>
      <text:p text:style-name="P4">“We want to create an application that takes data from a series of comma separated value files (csv), load them into our program and allow users to request a number of statistical analyses, such as salary averages, means and medians per team and per league, from a text based user interface.” </text:p>
      <text:p text:style-name="P5">Again, note that we're not stating how we will implement this, merely what we want to create at this point in the overall methodology. </text:p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<text:soft-page-break/><text:span text:style-name="T5">Part 2. <text:s/>Define the solution. </text:span></text:h>
      <text:p text:style-name="Text_20_body"><text:s/><text:span text:style-name="T5">Now that we've created a high level description of what we want to solve, we can now attempt to define a solution. <text:s/>Note that we're only doing this at a high level, implementation details can be deferred until later. </text:span></text:p>
      <text:p text:style-name="P6">As with the problem definition, the solution definition should start out at a high level, and only later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6:14:48.870038730</meta:creation-date>
    <dc:date>2016-07-07T23:52:09.302119032</dc:date>
    <meta:editing-duration>PT6H6M20S</meta:editing-duration>
    <meta:editing-cycles>7</meta:editing-cycles>
    <meta:generator>LibreOffice/4.3.7.2$Linux_X86_64 LibreOffice_project/430m0$Build-2</meta:generator>
    <meta:document-statistic meta:table-count="0" meta:image-count="0" meta:object-count="0" meta:page-count="4" meta:paragraph-count="19" meta:word-count="474" meta:character-count="2808" meta:non-whitespace-character-count="2314"/>
  </office:meta>
</office:document-meta>
</file>